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gg sans" svg:font-family="'gg sans', 'Noto Sans', 'Helvetica Neue', Helvetica, Arial, sans-serif"/>
    <style:font-face style:name="Autumn" svg:font-family="Autumn" style:font-pitch="variable"/>
    <style:font-face style:name="Calvin" svg:font-family="Calv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style:font-size-asian="20pt" style:font-size-complex="20pt"/>
    </style:style>
    <style:style style:name="P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normal" style:font-size-asian="18pt" style:font-weight-asian="normal" style:font-size-complex="18pt" style:font-weight-complex="normal"/>
    </style:style>
    <style:style style:name="P5"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style:font-size-asian="16pt" style:font-size-complex="16pt"/>
    </style:style>
    <style:style style:name="P6"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7" style:family="paragraph" style:parent-style-name="Standard" style:list-style-name="L2">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8"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style:style>
    <style:style style:name="P10" style:family="paragraph" style:parent-style-name="Standard" style:list-style-name="L1">
      <style:paragraph-properties fo:margin-top="0cm" fo:margin-bottom="0cm" fo:text-align="start" style:justify-single-word="false" fo:orphans="2" fo:widows="2" fo:padding="0cm" fo:border="none"/>
      <style:text-properties style:font-name="Arial" fo:font-size="16pt" style:font-size-asian="16pt" style:font-size-complex="16pt"/>
    </style:style>
    <style:style style:name="P11" style:family="paragraph" style:parent-style-name="Standard" style:list-style-name="L3">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style:style style:name="P12" style:family="paragraph" style:parent-style-name="Standard" style:list-style-name="L4">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EINLEITUNG</text:p>
      <text:p text:style-name="P3"/>
      <text:p text:style-name="P3"/>
      <text:p text:style-name="P5">In der Klasse 13 im Software Unterricht haben wir uns in drei Gruppen zusammen gefunden und bearbeiten ein zuvor ausgewähltes Projekt bis Dezemb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2 <text:tab/>AUSGABGSSITUATION UND ZIELSETZUNG</text:p>
      <text:p text:style-name="P3"/>
      <text:p text:style-name="P4"/>
      <text:p text:style-name="P6">Unser Kunde möchte eine App mit der man einen regelmäßigen Wochenplan erstellen kann. Wenn man eine Aufgabe abgeschlossen hat kann man diese abhacken, ansonsten wird die Aufgabe am Ende des Tages auf "Nicht gelesen" gelistet.</text:p>
      <text:p text:style-name="P6"/>
      <text:p text:style-name="P6">Als kleines Feature möchte der Kunde, dass nach jeder Woche ein kleiner Bericht von den geschafften und nicht geschafften Aufgaben erstellt wir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3<text:tab/>DEKOMPOSITION DES GESAMTSYSTEM</text:p>
      <text:p text:style-name="P2"/>
      <text:p text:style-name="P2"/>
      <text:p text:style-name="P5">Es sind folgende Architekturdokumente zu erstellen:</text:p>
      <text:list xml:id="list367636819346640225" text:style-name="L1">
        <text:list-item>
          <text:p text:style-name="P10">Anwendungsfalldiagramme</text:p>
        </text:list-item>
        <text:list-item>
          <text:p text:style-name="P10">Sequenzdiagramme</text:p>
        </text:list-item>
        <text:list-item>
          <text:p text:style-name="P10">Klassensdiagramme</text:p>
        </text:list-item>
        <text:list-item>
          <text:p text:style-name="P10">Programmablaufplä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4 <text:tab/>SCHNITTSTELLEÜBERSICHT</text:p>
      <text:p text:style-name="P1"/>
      <text:p text:style-name="P1"/>
      <text:p text:style-name="P8"/>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5 <text:tab/>LEBENSZYKLUSANALY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 <text:tab/>FUNKTIONALE ANFORDERUNGEN</text:p>
      <text:p text:style-name="P1"/>
      <text:p text:style-name="P1"/>
      <text:list xml:id="list2985152383223512957" text:style-name="L3">
        <text:list-item>
          <text:p text:style-name="P11">Eine Möglichkeit anstehende Aufgabe einzutragen</text:p>
        </text:list-item>
        <text:list-item>
          <text:p text:style-name="P11">Die Möglichkeit die geschafften Aufgaben mit einem Haken zubestehtigen</text:p>
        </text:list-item>
        <text:list-item>
          <text:p text:style-name="P11">Wenn man die nach am Ende des eingestellten Tages nicht geschafft hat wird die Aufgabe als "nicht geschafft" geliste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7 <text:tab/>NICHT-FUNKTIONALE ANFORDERUNGEN</text:p>
      <text:p text:style-name="P1"/>
      <text:p text:style-name="P1"/>
      <text:list xml:id="list3473312906464588261" text:style-name="L4">
        <text:list-item>
          <text:p text:style-name="P12">Am Ende der Woche soll man ein Bericht mit den geschafften und nicht geschafften Aufgaben bekommen</text:p>
        </text:list-item>
        <text:list-item>
          <text:p text:style-name="P12">Grund eingeben, warum es nicht geschafft wurde</text:p>
        </text:list-item>
        <text:list-item>
          <text:p text:style-name="P12">als Mobile App rausbringe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8 <text:tab/>ABNAHMEKRITERIEN UND VORGEHEN ZUR AUSGANGSPRÜFUNG</text:p>
      <text:p text:style-name="P1"/>
      <text:p text:style-name="P1"/>
      <text:list xml:id="list5569727761127430754" text:style-name="L2">
        <text:list-item>
          <text:p text:style-name="P7">Voller Zugriff auf das github-Projekt.</text:p>
          <text:p text:style-name="P7"/>
        </text:list-item>
        <text:list-item>
          <text:p text:style-name="P7">Quellcode liegt vollständig und lauffähig vor. </text:p>
          <text:p text:style-name="P7"/>
        </text:list-item>
        <text:list-item>
          <text:p text:style-name="P7">Es wird mit dem Auftraggeber ein Testkonzept entwickelt, dass <text:tab/>mit der Software umgesetzt wurde. </text:p>
        </text:list-item>
      </text:list>
      <text:p text:style-name="P6"/>
      <text:list xml:id="list38448935" text:continue-numbering="true" text:style-name="L2">
        <text:list-item>
          <text:p text:style-name="P7">Die Tests laufen Fehlerfrei. Das ist zu dokumentier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gg sans" svg:font-family="'gg sans', 'Noto Sans', 'Helvetica Neue', Helvetica, Arial, sans-serif"/>
    <style:font-face style:name="Autumn" svg:font-family="Autumn" style:font-pitch="variable"/>
    <style:font-face style:name="Calvin" svg:font-family="Calv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ndara" svg:font-family="Candar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6M54S</meta:editing-duration>
    <meta:editing-cycles>14</meta:editing-cycles>
    <meta:generator>OpenOffice/4.1.14$Win32 OpenOffice.org_project/4114m1$Build-9811</meta:generator>
    <dc:date>2023-10-26T18:21:55.88</dc:date>
    <dc:creator>Falco Rensner</dc:creator>
    <meta:document-statistic meta:table-count="0" meta:image-count="0" meta:object-count="0" meta:page-count="8" meta:paragraph-count="26" meta:word-count="219" meta:character-count="1540"/>
    <meta:user-defined meta:name="Info 1"/>
    <meta:user-defined meta:name="Info 2"/>
    <meta:user-defined meta:name="Info 3"/>
    <meta:user-defined meta:name="Info 4"/>
  </office:meta>
</office:document-meta>
</file>